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Facto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234534" calcext:value-type="float">
            <text:p>23234534</text:p>
          </table:table-cell>
          <table:table-cell table:formula="of:=FLOOR([.C4]/[.F4])" office:value-type="float" office:value="387242" calcext:value-type="float">
            <text:p>387242</text:p>
          </table:table-cell>
          <table:table-cell table:formula="of:=[.C4]-[.D4]*[.F4]"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table:formula="of:=[.F4]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table:formula="of:=[.D4]" office:value-type="float" office:value="387242" calcext:value-type="float">
            <text:p>387242</text:p>
          </table:table-cell>
          <table:table-cell table:formula="of:=FLOOR([.C5]/[.F5])" office:value-type="float" office:value="6454" calcext:value-type="float">
            <text:p>6454</text:p>
          </table:table-cell>
          <table:table-cell table:formula="of:=[.C5]-[.D5]*[.F5]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[.F5]*[.F4]" office:value-type="float" office:value="3600" calcext:value-type="float">
            <text:p>3600</text:p>
          </table:table-cell>
        </table:table-row>
        <table:table-row table:style-name="ro1">
          <table:table-cell table:number-columns-repeated="2"/>
          <table:table-cell table:formula="of:=[.D5]" office:value-type="float" office:value="6454" calcext:value-type="float">
            <text:p>6454</text:p>
          </table:table-cell>
          <table:table-cell table:formula="of:=FLOOR([.C6]/[.F6])" office:value-type="float" office:value="268" calcext:value-type="float">
            <text:p>268</text:p>
          </table:table-cell>
          <table:table-cell table:formula="of:=[.C6]-[.D6]*[.F6]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[.F6]*[.F5]*[.F4]" office:value-type="float" office:value="86400" calcext:value-type="float">
            <text:p>86400</text:p>
          </table:table-cell>
        </table:table-row>
        <table:table-row table:style-name="ro1">
          <table:table-cell table:number-columns-repeated="2"/>
          <table:table-cell table:formula="of:=[.D6]"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eassembled</text:p>
          </table:table-cell>
          <table:table-cell table:formula="of:=[.C7]*[.G6]+[.E6]*[.G5]+[.E5]*[.G4]+[.E4]" office:value-type="float" office:value="23234534" calcext:value-type="float">
            <text:p>232345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rified!</text:p>
          </table:table-cell>
          <table:table-cell table:formula="of:=[.C4]-[.C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&quot;[0,0,0,&quot;&amp;[.C9]&amp;&quot;]&quot;" office:value-type="string" office:string-value="[0,0,0,23234534]" calcext:value-type="string">
            <text:p>[0,0,0,23234534]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0T01:12:56.104000000</meta:creation-date>
    <dc:date>2021-02-10T01:50:02.064000000</dc:date>
    <meta:editing-duration>PT37M4S</meta:editing-duration>
    <meta:editing-cycles>4</meta:editing-cycles>
    <meta:generator>LibreOffice/7.0.1.2$Windows_X86_64 LibreOffice_project/7cbcfc562f6eb6708b5ff7d7397325de9e764452</meta:generator>
    <meta:document-statistic meta:table-count="1" meta:cell-count="25" meta:object-count="0"/>
  </office:meta>
</office:document-meta>
</file>